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74d8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40964271" text:style-name="L1">
        <text:list-item>
          <text:p text:style-name="P1">El campo "Nombre de usuario" es obligatorio y debe tener entre 5 y 15 caracteres:</text:p>
          <text:list>
            <text:list-item>
              <text:p text:style-name="P1">"Error: El nombre de usuario debe tener entre 5 y 15 caracteres."</text:p>
            </text:list-item>
          </text:list>
        </text:list-item>
        <text:list-item>
          <text:p text:style-name="P1">El campo "Contraseña" es obligatorio y debe tener al menos 8 caracteres, incluyendo un número y un carácter especial.</text:p>
          <text:list>
            <text:list-item>
              <text:p text:style-name="P1">"Error: La contraseña debe tener al menos 8 caracteres, un número y un carácter especial."</text:p>
            </text:list-item>
          </text:list>
        </text:list-item>
        <text:list-item>
          <text:p text:style-name="P1">El campo "Teléfono" debe tener 9 dígitos.</text:p>
          <text:list>
            <text:list-item>
              <text:p text:style-name="P1">"Error: La contraseña debe tener al menos 8 caracteres, un número y un carácter especial."</text:p>
            </text:list-item>
          </text:list>
        </text:list-item>
        <text:list-item>
          <text:p text:style-name="P1">Si todos los <text:s/>campos cumplen las reglas, muestra el mensaje:</text:p>
          <text:list>
            <text:list-item>
              <text:p text:style-name="P1">“Formulario enviado correctamente.”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44:01.003408912</meta:creation-date>
    <dc:date>2024-12-04T14:15:16.657114040</dc:date>
    <meta:editing-duration>PT2H21M5S</meta:editing-duration>
    <meta:editing-cycles>1</meta:editing-cycles>
    <meta:document-statistic meta:table-count="0" meta:image-count="0" meta:object-count="0" meta:page-count="1" meta:paragraph-count="8" meta:word-count="104" meta:character-count="588" meta:non-whitespace-character-count="498"/>
    <meta:generator>LibreOffice/7.3.7.2$Linux_X86_64 LibreOffice_project/30$Build-2</meta:generator>
  </office:meta>
</office:document-meta>
</file>